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Персональное число года<text:span text:style-name="T2"><text:s/>2</text:span></text:p>
      <text:p text:style-name="Обычный">Двойка — это год тактичности, дипломатичности, партнерства, чувствительности, эмоций, внимания к другим. <text:s/><text:line-break/><text:line-break/>Ваш успех:<text:s/><text:line-break/><text:line-break/>В этом году зависит от того, как вы будете строить доверительные<text:s/>взаимоотношения, проявлять дух сотрудничества, оказывать поддержку. Начинания прошлого года дадут продвижение и развитие, но потребуется еще время для заметных ростков. Необходимо запастись терпением и немного подождать. Не стоит переживать по поводу того,<text:s/>что все движется слишком медленно, ведь попытка ускорить события может обернуться разрывом партнерских отношений, неприятностями дома или в бизнесе и, возможно, еще большим ожиданием.<text:s/><text:line-break/><text:line-break/>Вы можете ощутить чувство разочарования и нетерпения. Все то, что вы<text:s/>запланировали в прошлом году, начинает обретать форму, но для этого нужно время. Подумайте, как реализовать свои планы и решения, сконцентрируйтесь на них. В противном случае ваши страхи, сомнения и неуверенность могут заставить вас отказаться от некоторых<text:s/>идей, к которым вы пришли в первом личном году.<text:s/><text:line-break/><text:line-break/>Второй год — это стадия реакции и сомнения по поводу решений, принятых в прошлом году. Например, если вы безапелляционно решили затеять бизнес в первом году, то в этом можете найти десяток причин, по которым ваша идея покажется уязвимой, нереальной или нежизнеспособной. Заручитесь поддержкой близких и окружения в преодолении препятствий. Будьте готовы к сотрудничеству, принятию; адаптируясь к ситуации, наблюдайте и объединяйтесь.<text:s/><text:line-break/><text:line-break/>Сила и напористость только помешают в этом году, а действуя агрессивно и нетерпеливо, вы рискуете утратить сотрудничество, потерять работу. Даже если вам покажется, что начальство на вас давит, придирается к вам, то постарайтесь все же проявить терпение, дипломатию и тактичность.<text:s/>Возможно, придется с кем-то разделить успех. В этом году умение ждать принесет более эффективный результат<text:s/><text:line-break/><text:line-break/><text:s/>Благоприятные возможности:<text:s/><text:line-break/><text:line-break/>● можно и нужно слышать других, эффективно взаимодействовать с окружающими;<text:s/></text:p>
      <text:p text:style-name="Обычный">● укрепляйте связи и отношения;<text:s/></text:p>
      <text:p text:style-name="Обычный">● создавайте семью, рожайте детей;<text:s/></text:p>
      <text:p text:style-name="Обычный">● не спешите; сотрудничайте в команде, коллективе;<text:s/></text:p>
      <text:p text:style-name="Обычный">● научиться доверять, идти на компромиссы, быть гибким.<text:s/><text:line-break/><text:line-break/>Это год любви и романтических отношений — благоприятны контакты и общение с противоположным полом. Также это хороший<text:s/>год, чтобы обратиться за профессиональной помощью: к коучам, психологам, наставникам.<text:s/><text:line-break/><text:line-break/>Личная жизнь:<text:s/><text:line-break/><text:soft-page-break/><text:line-break/>Если в прошлом году вы начали новые отношения, то в этом году они перейдут на более высокий уровень. И если ваши отношения гармоничны и в них царит любовь, то в этом году возможен брак. Это хороший год для совместных путешествий. Одиноким год несет возможность завязать серьезные отношения.<text:s/><text:line-break/><text:line-break/>Если вы уже состоите в отношениях, то отпустите свои обиды на близких. Холодность и эгоистичность могут привести к<text:s/>конфликтам, разочарованиям и разрывам. Этот год направлен на выстраивание гармоничных взаимоотношений, он располагает к терпению и компромиссам, доверию и участию.<text:s/><text:line-break/><text:line-break/>Развитие и карьера:<text:s/><text:line-break/><text:line-break/>В карьере серьезных взлетов ожидать не стоит. Делайте ставку на сотрудничество и партнерство: они более полезны с экономической точки зрения. В партнерстве вы добьетесь гораздо большего, нежели в одиночку. Не жалейте своего времени, любви и внимания к партнерам как в бизнесе, так и в отношениях.<text:s/><text:line-break/><text:line-break/>Основной мотив года:<text:s/><text:line-break/><text:line-break/>Сейчас важно поддерживать стабильность, осторожность и сдержанность в отношениях с окружающим миром и дать время взойти росткам, посеянным в первом лич- ном году. Займитесь своим здоровьем, улучшайте жилье, заключайте договоры, разрешайте конфликты и выстраивайте связи.<text:s/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Тимка Барбер</meta:initial-creator>
    <dc:creator>Тимка Барбер</dc:creator>
    <meta:creation-date>2025-03-14T16:36:00Z</meta:creation-date>
    <dc:date>2025-03-14T16:39:00Z</dc:date>
    <meta:template xlink:href="Normal.dotm" xlink:type="simple"/>
    <meta:editing-cycles>4</meta:editing-cycles>
    <meta:editing-duration>PT0S</meta:editing-duration>
    <meta:document-statistic meta:page-count="2" meta:paragraph-count="7" meta:word-count="530" meta:character-count="3548" meta:row-count="25" meta:non-whitespace-character-count="3025"/>
  </office:meta>
</office:document-meta>
</file>